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89in" fo:text-indent="-0.25in" fo:margin-left="0.58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39in" fo:text-indent="-0.25in" fo:margin-left="0.83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89in" fo:text-indent="-0.25in" fo:margin-left="1.08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39in" fo:text-indent="-0.25in" fo:margin-left="1.33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89in" fo:text-indent="-0.25in" fo:margin-left="1.58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39in" fo:text-indent="-0.25in" fo:margin-left="1.83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89in" fo:text-indent="-0.25in" fo:margin-left="2.08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9in" fo:text-indent="-0.25in" fo:margin-left="2.33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in" fo:text-indent="-0.25in" fo:margin-left="2.58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39in" fo:text-indent="-0.25in" fo:margin-left="2.839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oboEase</text:h>
      <text:p text:style-name="Standard"><text:span text:style-name="T2">RoboEase p</text:span>rovides variables, higher-level functions, hides low-level pipetting commands, external scripts.</text:p>
      <text:p text:style-name="Standard"/>
      <text:p text:style-name="Standard">RoboEase may not be the best level of abstraction to target:</text:p>
      <text:list xml:id="list2121334896" text:style-name="L1">
        <text:list-item>
          <text:p text:style-name="P1">It's still so low-level that scripts cannot be created for a spontaneous experiment -- they need to be worked out and debugged.</text:p>
        </text:list-item>
        <text:list-item>
          <text:p text:style-name="P1">As a format to be generated by higher-level programs, it's also excessively low-level</text:p>
        </text:list-item>
      </text:list>
      <text:p text:style-name="Standard"/>
      <text:h text:style-name="Heading_20_2" text:outline-level="2">Liquid Abstraction</text:h>
      <text:p text:style-name="Standard">Abstract away from bench layout and tip assumptions by using liquids instead of locations.</text:p>
      <text:p text:style-name="Standard"/>
      <text:p text:style-name="Standard">Requires: liquid specification (physical property category, contaminants, sterility requirements), locations of liquids</text:p>
      <text:p text:style-name="Standard"/>
      <text:p text:style-name="Standard">Provides: more portable than well locations, automatically handles tip sterilization for both fixed-tip and disposable-tip robots, automatically chooses pipetting strategy</text:p>
      <text:p text:style-name="Standard"/>
      <text:h text:style-name="Heading_20_2" text:outline-level="2">Database</text:h>
      <text:p text:style-name="Standard">Requires: database of liquids, plates, wells, command data (e.g. various PCR mix specifications)</text:p>
      <text:p text:style-name="Standard"/>
      <text:p text:style-name="Standard">Provides: minimizes script complexity, automatic selection of plates and wells and robot locations, enables automatic generation of portable protocols</text:p>
      <text:p text:style-name="Standard"/>
      <text:h text:style-name="Heading_20_2" text:outline-level="2">Script example</text:h>
      <text:p text:style-name="Standard">Current way to specify robot instructions: (declarative description; based on a format used for designers)</text:p>
      <text:p text:style-name="Standard"/>
      <text:p text:style-name="Standard">Pcr {</text:p>
      <text:p text:style-name="Standard"><text:tab/>Product { template: "FRP572"; forwardPrimer: "FRO115"; <text:s/>backwardPrimer: "FRO1260" }</text:p>
      <text:p text:style-name="Standard"><text:tab/>Product { template: "FRP128"; forwardPrimer: "FRO1259"; backwardPrimer: "FRO1262" }</text:p>
      <text:p text:style-name="Standard"><text:tab/>Product { template: "FRP572"; forwardPrimer: "FRO1261"; backwardPrimer: "FRO114" }</text:p>
      <text:p text:style-name="Standard"><text:tab/>mixSpec: "Phusion-HotStart"</text:p>
      <text:p text:style-name="Standard"><text:tab/>volumes: 20 ul</text:p>
      <text:p text:style-name="Standard">}</text:p>
      <text:p text:style-name="Standard"/>
      <text:h text:style-name="Heading_20_2" text:outline-level="2">Next step</text:h>
      <text:p text:style-name="Standard">Continuous feedback and dynamic database update</text:p>
      <text:p text:style-name="Standard"/>
      <text:h text:style-name="Heading_20_2" text:outline-level="2">Open question</text:h>
      <text:p text:style-name="Text_20_body">RoboEase compati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3T15:33:53</meta:creation-date>
    <meta:document-statistic meta:table-count="0" meta:image-count="0" meta:object-count="0" meta:page-count="1" meta:paragraph-count="25" meta:word-count="205" meta:character-count="1551"/>
    <dc:date>2012-02-13T15:41:09</dc:date>
    <meta:editing-duration>PT7M17S</meta:editing-duration>
    <meta:editing-cycles>1</meta:editing-cycles>
    <meta:generator>LibreOffice/3.3$Unix LibreOffice_project/330m19$Build-202</meta:generator>
  </office:meta>
</office:document-meta>
</file>